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officeooo:rsid="005b3b0b"/>
    </style:style>
    <style:style style:name="T61" style:family="text">
      <style:text-properties officeooo:rsid="005ce8dd"/>
    </style:style>
    <style:style style:name="T62" style:family="text">
      <style:text-properties officeooo:rsid="005e4936"/>
    </style:style>
    <style:style style:name="T63" style:family="text">
      <style:text-properties officeooo:rsid="005fade6"/>
    </style:style>
    <style:style style:name="T64" style:family="text">
      <style:text-properties officeooo:rsid="005fcac8"/>
    </style:style>
    <style:style style:name="T65" style:family="text">
      <style:text-properties officeooo:rsid="00612c2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34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08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208"/>
      <text:p text:style-name="P208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09">Dimecres <text:tab/>18/10/23</text:p>
      <text:p text:style-name="P86">Examen i solució d'examen.</text:p>
      <text:p text:style-name="P86"/>
      <text:p text:style-name="P86"/>
      <text:p text:style-name="P210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11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39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12"/>
      <text:p text:style-name="P212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13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14">D<text:span text:style-name="T21">imecres</text:span><text:tab/><text:span text:style-name="T27">01</text:span>/<text:span text:style-name="T23">11</text:span>/23</text:p>
      <text:p text:style-name="P113">Festiu Tots sants</text:p>
      <text:p text:style-name="P231"/>
      <text:p text:style-name="P231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35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36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37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38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15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16"/>
      <text:p text:style-name="P217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18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19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20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21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21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22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23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24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25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198">Pes envàs buit 17,5 kg.</text:p>
      <text:p text:style-name="P198">Refrigerant R-410A → 500 g</text:p>
      <text:p text:style-name="P198">Refrigerant R-134a → 2,5 kg</text:p>
      <text:p text:style-name="P198">Pesam envasos, identifiquem el refrigerant mesurant la pressió de vapor (a 20 ºC: R-134<text:span text:style-name="T56">a</text:span> 4,7 bar, R-410A 13,4 bar).</text:p>
      <text:p text:style-name="P198">Treiem buit de equip a/a.</text:p>
      <text:p text:style-name="P198"/>
      <text:p text:style-name="P226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199"/>
      <text:p text:style-name="P226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200">Comencem amb l'exercici 3.1.2-1</text:p>
      <text:p text:style-name="P200"/>
      <text:p text:style-name="P227">D<text:span text:style-name="T21">ijous</text:span><text:tab/><text:tab/><text:tab/><text:span text:style-name="T55">25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1">Co<text:span text:style-name="T58">ntinuem</text:span> amb l'exercici 3.1.2-1</text:p>
      <text:p text:style-name="P201"/>
      <text:p text:style-name="P227">D<text:span text:style-name="T21">ivendres</text:span><text:tab/><text:tab/><text:span text:style-name="T55">26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1">Co<text:span text:style-name="T58">ntinuem</text:span> amb l'exercici 3.1.2-1</text:p>
      <text:p text:style-name="P201"/>
      <text:p text:style-name="P201"/>
      <text:p text:style-name="P228">D<text:span text:style-name="T21">illuns</text:span><text:tab/><text:tab/><text:span text:style-name="T55">29</text:span>/<text:span text:style-name="T47">01</text:span>/2<text:span text:style-name="T47">4</text:span></text:p>
      <text:p text:style-name="P202">Carreg<text:span text:style-name="T61">u</text:span>em aire condicionat split IX39 amb 350 g de R-600a (isobutà).</text:p>
      <text:p text:style-name="P202">Funcionament </text:p>
      <text:p text:style-name="P202">fred → evaporació 1,2 bar → 10ºC</text:p>
      <text:p text:style-name="P202">calor → condensació 5,5 bar → 40 ºC</text:p>
      <text:p text:style-name="P202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03"><text:span text:style-name="T59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9">→ sobreescalfament ? </text:span><text:span text:style-name="T60">punt1</text:span></text:p>
      <text:p text:style-name="P203"><text:span text:style-name="T59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9">→</text:span><text:span text:style-name="T60"> punt 2</text:span></text:p>
      <text:p text:style-name="P204"><text:span text:style-name="T60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→ punt 3 i 4</text:span></text:p>
      <text:p text:style-name="P232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33"/>
      <text:p text:style-name="P202">Per a R-410A</text:p>
      <text:p text:style-name="P202">fred →10ºC → evaporació 10,5 bar </text:p>
      <text:p text:style-name="P202">calor → 40 ºC →condensació 25 bar </text:p>
      <text:p text:style-name="P202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2"/>
      <text:p text:style-name="P205">Omplim simulador amb nitrogen a pressió de 10 bar , <text:span text:style-name="T62">per comprovar estanquitat</text:span>.</text:p>
      <text:p text:style-name="P205"/>
      <text:p text:style-name="P229"/>
      <text:p text:style-name="P240">D<text:span text:style-name="T21">imarts</text:span><text:tab/><text:tab/><text:span text:style-name="T63">30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06">Preparació examen del 31/01/14</text:p>
      <text:p text:style-name="P229"/>
      <text:p text:style-name="P229">D<text:span text:style-name="T21">imecres</text:span><text:tab/><text:tab/><text:span text:style-name="T63">31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06">Examen.</text:p>
      <text:p text:style-name="P206"/>
      <text:p text:style-name="P230">D<text:span text:style-name="T64">ijous</text:span><text:tab/><text:tab/><text:tab/><text:span text:style-name="T64">01</text:span>/<text:span text:style-name="T47">02</text:span>/2<text:span text:style-name="T47">4</text:span></text:p>
      <text:p text:style-name="P241">Baixa.</text:p>
      <text:p text:style-name="P207"/>
      <text:p text:style-name="P206"/>
      <text:p text:style-name="P244">D<text:span text:style-name="T21">ivendres</text:span><text:tab/><text:tab/><text:span text:style-name="T65">02</text:span>/<text:span text:style-name="T47">02</text:span>/2<text:span text:style-name="T47">4</text:span></text:p>
      <text:p text:style-name="P243"><text:a xlink:type="simple" xlink:href="https://paulinoposada.github.io/web_fred/apunts/unitat_3/fred_apunts_ud3_gs.pdf"><text:span text:style-name="T57">Unitat 3</text:span></text:a></text:p>
      <text:p text:style-name="P242">Co<text:span text:style-name="T58">ntinuem</text:span> amb l'exercici 3.1.2-1</text:p>
      <text:p text:style-name="P2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2T12:14:55.457554662</dc:date>
    <meta:editing-duration>PT55M33S</meta:editing-duration>
    <meta:editing-cycles>85</meta:editing-cycles>
    <meta:document-statistic meta:table-count="0" meta:image-count="0" meta:object-count="8" meta:page-count="10" meta:paragraph-count="331" meta:word-count="1368" meta:character-count="9358" meta:non-whitespace-character-count="8238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